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2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7" style:family="paragraph" style:parent-style-name="Standard" style:list-style-name="L1"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6747780825993735" text:style-name="L1">
        <text:list-header>
          <text:p text:style-name="P7"><text:s/><text:span text:style-name="T2">A </text:span>man on the street Interview <text:span text:style-name="T2">on Coffee</text:span></text:p>
        </text:list-header>
      </text:list>
      <text:p text:style-name="P1"/>
      <text:p text:style-name="P1"><text:tab/><text:span text:style-name="T3">Person 1</text:span></text:p>
      <text:p text:style-name="P2"/>
      <text:list xml:id="list195534586249736" text:continue-numbering="true" text:style-name="L1">
        <text:list-item>
          <text:p text:style-name="P4">How often do you visit a coffee shop?</text:p>
          <text:p text:style-name="P4"/>
          <text:list>
            <text:list-item>
              <text:list>
                <text:list-header>
                  <text:p text:style-name="P3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3"/>
        </text:list-item>
        <text:list-item>
          <text:p text:style-name="P4">How did you get to know this place?</text:p>
          <text:p text:style-name="P4"/>
        </text:list-item>
      </text:list>
      <text:p text:style-name="P5"><text:tab/><text:tab/><text:span text:style-name="T1">I was introduced by a friend who at one time invited me for an evening chat as <text:tab/><text:tab/>we catch up on the events since we last saw each other</text:span></text:p>
      <text:p text:style-name="P5"/>
      <text:list xml:id="list195534564735300" text:continue-numbering="true" text:style-name="L1">
        <text:list-item>
          <text:p text:style-name="P4">What keeps you coming to this coffee house?</text:p>
          <text:p text:style-name="P4"/>
          <text:list>
            <text:list-item>
              <text:list>
                <text:list-header>
                  <text:p text:style-name="P6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19:55:32.601662451</dc:date>
    <meta:editing-duration>PT3M48S</meta:editing-duration>
    <meta:editing-cycles>1</meta:editing-cycles>
    <meta:document-statistic meta:table-count="0" meta:image-count="0" meta:object-count="0" meta:page-count="1" meta:paragraph-count="8" meta:word-count="114" meta:character-count="532" meta:non-whitespace-character-count="423"/>
  </office:meta>
</office:document-meta>
</file>